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5">
        <text:h text:style-name="Heading_20_4" text:outline-level="4"><text:s/>Wörterliste erstellen</text:h>
        <text:p text:style-name="Textkörper_20_Einrückung_20_Organon">Dieses Textwerkzeug erstellt eine einfache Liste aller im ausgewählten Text vorkommender Worte und speichert diese in chronologischer oder alphabetischer Reihenfolge in ein Calc Dokumen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9T19:14:42.377000000</dc:date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209" meta:non-whitespace-character-count="184"/>
    <meta:generator>LibreOffice/4.3.5.2$Windows_x86 LibreOffice_project/3a87456aaa6a95c63eea1c1b3201acedf0751bd5</meta:generator>
  </office:meta>
</office:document-meta>
</file>